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450" table:formula="of:=SUM([.F76];[.G76];[.H76];[.I76];[.J76];[.K76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number-columns-repeated="1637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569536423841058" table:formula="of:=AVERAGE([.F2:.F231])" table:style-name="ce1">
            <text:p>84.56953642</text:p>
          </table:table-cell>
          <table:table-cell office:value-type="float" office:value="106.62913907284768" table:formula="of:=AVERAGE([.G2:.G231])" table:style-name="ce1">
            <text:p>106.6291391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615894039735096" table:formula="of:=AVERAGE([.I2:.I231])" table:style-name="ce1">
            <text:p>90.61589404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337748344370866" table:formula="of:=AVERAGE([.K2:.K231])" table:style-name="ce1">
            <text:p>83.33774834</text:p>
          </table:table-cell>
          <table:table-cell table:style-name="ce1"/>
          <table:table-cell office:value-type="float" office:value="545.81456953642385" table:formula="of:=AVERAGE([.M2:.M231])" table:style-name="ce1">
            <text:p>545.8145695</text:p>
          </table:table-cell>
          <table:table-cell table:number-columns-repeated="1637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09T14:39:12Z</dc:date>
    <meta:editing-duration>PT0S</meta:editing-duration>
  </office:meta>
</office:document-meta>
</file>